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 </text:span>"Вход с действительными учетными данными, добавление и удаление товара из корзины"</text:p>
      <text:p text:style-name="Standard"/>
      <text:p text:style-name="Standard"><text:span text:style-name="T1">Цель: </text:span>Проверить корректность процесса входа в систему с использованием действительных учетных данных, удостовериться, что товар успешно добавлен в корзину, затем удалить товар из корзины и проверить, что бейдж корзины не отображается после удаления товара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 или выполнить submit для отправки данных формы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кнопку "Add to Cart" для товара с ID 'add-to-cart-sauce-labs-backpack' и кликнуть на нее.</text:p>
      <text:p text:style-name="Standard">8. Подождать 3 секунды (используя time.sleep) для завершения анимации или обработки событий.</text:p>
      <text:p text:style-name="Standard">9. Найти элемент корзины с классом 'shopping_cart_badge' и проверить, что его текст равен '1', что указывает на успешное добавление товара в корзину.</text:p>
      <text:p text:style-name="Standard">10. Найти кнопку "Remove" для товара с ID 'remove-sauce-labs-backpack' и кликнуть на нее.</text:p>
      <text:p text:style-name="Standard">11. Подождать 3 секунды (используя time.sleep) для завершения анимации или обработки событий.</text:p>
      <text:p text:style-name="Standard">12. Попытаться найти элемент корзины с классом 'shopping_cart_badge' с использованием метода find_element. Ожидается, что такой элемент не будет найден.</text:p>
      <text:p text:style-name="Standard">13. Проверить, что бейдж корзины не отображается после удаления товара.</text:p>
      <text:p text:style-name="Standard"/>
      <text:p text:style-name="P1">Ожидаемый результат: </text:p>
      <text:p text:style-name="Standard">- После выполнения шагов 1-13 учетные данные успешно используются для входа в систему, товар успешно добавляется и удаляется из корзины, и бейдж корзины не отображается после удаления товара.</text:p>
      <text:p text:style-name="Standard"/>
      <text:p text:style-name="P1">Завершение: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0:34.723000000</dc:date>
    <meta:editing-duration>PT1M12S</meta:editing-duration>
    <meta:editing-cycles>1</meta:editing-cycles>
    <meta:document-statistic meta:table-count="0" meta:image-count="0" meta:object-count="0" meta:page-count="1" meta:paragraph-count="20" meta:word-count="250" meta:character-count="1864" meta:non-whitespace-character-count="1632"/>
    <meta:generator>LibreOffice/7.4.5.1$Windows_X86_64 LibreOffice_project/9c0871452b3918c1019dde9bfac75448afc4b57f</meta:generator>
  </office:meta>
</office:document-meta>
</file>